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" style:family="table-cell" style:parent-style-name="Default" style:data-style-name="N20000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20000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d1" table:style-name="ta1">
        <table:shapes>
          <draw:frame draw:z-index="0" draw:style-name="gr1" draw:text-style-name="P1" svg:width="17.868cm" svg:height="11.635cm" svg:x="12.853cm" svg:y="0.46cm">
            <draw:object draw:notify-on-update-of-ranges="Red1.A2:Red1.A4 Red1.B2:Red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597cm" svg:height="9.009cm" svg:x="12.835cm" svg:y="12.689cm">
            <draw:object draw:notify-on-update-of-ranges="Red1.A1:Red1.A1 Red1.A2:Red1.A4 Red1.C1:Red1.C1 Red1.C2:Red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3cm" svg:height="20.275cm" svg:x="13.066cm" svg:y="22.555cm">
            <draw:object draw:notify-on-update-of-ranges="Red1.A9:Red1.A40 Red1.A8:Red1.A8 Red1.B9:Red1.B4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table:style-name="ce3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office:value-type="string" calcext:value-type="string">
            <text:p>Entropía</text:p>
          </table:table-cell>
        </table:table-row>
        <table:table-row table:style-name="ro1">
          <table:table-cell office:value-type="string" calcext:value-type="string">
            <text:p>IPV4</text:p>
          </table:table-cell>
          <table:table-cell office:value-type="float" office:value="19872" calcext:value-type="float">
            <text:p>19872</text:p>
          </table:table-cell>
          <table:table-cell table:style-name="Default" office:value-type="float" office:value="0.590951601558" calcext:value-type="float">
            <text:p>0,5909516016</text:p>
          </table:table-cell>
          <table:table-cell office:value-type="float" office:value="1.23787526205" calcext:value-type="float">
            <text:p>1,2378752621</text:p>
          </table:table-cell>
        </table:table-row>
        <table:table-row table:style-name="ro1">
          <table:table-cell office:value-type="string" calcext:value-type="string">
            <text:p>IPV6</text:p>
          </table:table-cell>
          <table:table-cell office:value-type="float" office:value="3622" calcext:value-type="float">
            <text:p>3622</text:p>
          </table:table-cell>
          <table:table-cell table:style-name="Default" office:value-type="float" office:value="3.04683022883" calcext:value-type="float">
            <text:p>3,0468302288</text:p>
          </table:table-cell>
          <table:table-cell office:value-type="float" office:value="1.23787526205" calcext:value-type="float">
            <text:p>1,2378752621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float" office:value="6438" calcext:value-type="float">
            <text:p>6438</text:p>
          </table:table-cell>
          <table:table-cell table:style-name="Default" office:value-type="float" office:value="2.2170041983" calcext:value-type="float">
            <text:p>2,2170041983</text:p>
          </table:table-cell>
          <table:table-cell office:value-type="float" office:value="1.23787526205" calcext:value-type="float">
            <text:p>1,2378752621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ntropía</text:p>
          </table:table-cell>
          <table:table-cell office:value-type="float" office:value="1.23787526205" calcext:value-type="float">
            <text:p>1,237875262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P </text:p>
          </table:table-cell>
          <table:table-cell table:style-name="ce1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/>
        </table:table-row>
        <table:table-row table:style-name="ro1">
          <table:table-cell office:value-type="string" calcext:value-type="string">
            <text:p>10.2.203.254</text:p>
          </table:table-cell>
          <table:table-cell office:value-type="float" office:value="2012" calcext:value-type="float">
            <text:p>2012</text:p>
          </table:table-cell>
          <table:table-cell office:value-type="float" office:value="1.63522588463" calcext:value-type="float">
            <text:p>1.6352258846</text:p>
          </table:table-cell>
          <table:table-cell/>
        </table:table-row>
        <table:table-row table:style-name="ro1">
          <table:table-cell office:value-type="string" calcext:value-type="string">
            <text:p>10.2.2.254</text:p>
          </table:table-cell>
          <table:table-cell office:value-type="float" office:value="1401" calcext:value-type="float">
            <text:p>1401</text:p>
          </table:table-cell>
          <table:table-cell table:style-name="Default" office:value-type="float" office:value="2.15739923401" calcext:value-type="float">
            <text:p>2,157399234</text:p>
          </table:table-cell>
          <table:table-cell/>
        </table:table-row>
        <table:table-row table:style-name="ro1">
          <table:table-cell office:value-type="string" calcext:value-type="string">
            <text:p>10.2.1.250</text:p>
          </table:table-cell>
          <table:table-cell office:value-type="float" office:value="206" calcext:value-type="float">
            <text:p>206</text:p>
          </table:table-cell>
          <table:table-cell office:value-type="float" office:value="4.92313994725" calcext:value-type="float">
            <text:p>4.9231399473</text:p>
          </table:table-cell>
          <table:table-cell/>
        </table:table-row>
        <table:table-row table:style-name="ro1">
          <table:table-cell office:value-type="string" calcext:value-type="string">
            <text:p>10.2.1.230</text:p>
          </table:table-cell>
          <table:table-cell office:value-type="float" office:value="136" calcext:value-type="float">
            <text:p>136</text:p>
          </table:table-cell>
          <table:table-cell office:value-type="float" office:value="5.52217763319" calcext:value-type="float">
            <text:p>5.5221776332</text:p>
          </table:table-cell>
          <table:table-cell/>
        </table:table-row>
        <table:table-row table:style-name="ro1">
          <table:table-cell office:value-type="string" calcext:value-type="string">
            <text:p>10.2.3.230</text:p>
          </table:table-cell>
          <table:table-cell office:value-type="float" office:value="136" calcext:value-type="float">
            <text:p>136</text:p>
          </table:table-cell>
          <table:table-cell office:value-type="float" office:value="5.52217763319" calcext:value-type="float">
            <text:p>5.5221776332</text:p>
          </table:table-cell>
          <table:table-cell/>
        </table:table-row>
        <table:table-row table:style-name="ro1">
          <table:table-cell office:value-type="string" calcext:value-type="string">
            <text:p>10.2.7.254</text:p>
          </table:table-cell>
          <table:table-cell office:value-type="float" office:value="132" calcext:value-type="float">
            <text:p>132</text:p>
          </table:table-cell>
          <table:table-cell office:value-type="float" office:value="5.56524635508" calcext:value-type="float">
            <text:p>5.5652463551</text:p>
          </table:table-cell>
          <table:table-cell/>
        </table:table-row>
        <table:table-row table:style-name="ro1">
          <table:table-cell office:value-type="string" calcext:value-type="string">
            <text:p>10.2.2.249</text:p>
          </table:table-cell>
          <table:table-cell office:value-type="float" office:value="108" calcext:value-type="float">
            <text:p>108</text:p>
          </table:table-cell>
          <table:table-cell office:value-type="float" office:value="5.85475297227" calcext:value-type="float">
            <text:p>5.8547529723</text:p>
          </table:table-cell>
          <table:table-cell/>
        </table:table-row>
        <table:table-row table:style-name="ro1">
          <table:table-cell office:value-type="string" calcext:value-type="string">
            <text:p>10.2.0.187</text:p>
          </table:table-cell>
          <table:table-cell office:value-type="float" office:value="85" calcext:value-type="float">
            <text:p>85</text:p>
          </table:table-cell>
          <table:table-cell office:value-type="float" office:value="6.2002495383" calcext:value-type="float">
            <text:p>6.2002495383</text:p>
          </table:table-cell>
          <table:table-cell/>
        </table:table-row>
        <table:table-row table:style-name="ro1">
          <table:table-cell office:value-type="string" calcext:value-type="string">
            <text:p>169.254.255.255</text:p>
          </table:table-cell>
          <table:table-cell office:value-type="float" office:value="75" calcext:value-type="float">
            <text:p>75</text:p>
          </table:table-cell>
          <table:table-cell office:value-type="float" office:value="6.38082178394" calcext:value-type="float">
            <text:p>6.3808217839</text:p>
          </table:table-cell>
          <table:table-cell/>
        </table:table-row>
        <table:table-row table:style-name="ro1">
          <table:table-cell office:value-type="string" calcext:value-type="string">
            <text:p>10.2.0.65</text:p>
          </table:table-cell>
          <table:table-cell office:value-type="float" office:value="64" calcext:value-type="float">
            <text:p>64</text:p>
          </table:table-cell>
          <table:table-cell office:value-type="float" office:value="6.60964047444" calcext:value-type="float">
            <text:p>6.6096404744</text:p>
          </table:table-cell>
          <table:table-cell/>
        </table:table-row>
        <table:table-row table:style-name="ro1">
          <table:table-cell office:value-type="string" calcext:value-type="string">
            <text:p>10.2.0.67</text:p>
          </table:table-cell>
          <table:table-cell office:value-type="float" office:value="63" calcext:value-type="float">
            <text:p>63</text:p>
          </table:table-cell>
          <table:table-cell office:value-type="float" office:value="6.63236055094" calcext:value-type="float">
            <text:p>6.6323605509</text:p>
          </table:table-cell>
          <table:table-cell/>
        </table:table-row>
        <table:table-row table:style-name="ro1">
          <table:table-cell office:value-type="string" calcext:value-type="string">
            <text:p>10.2.0.64</text:p>
          </table:table-cell>
          <table:table-cell office:value-type="float" office:value="62" calcext:value-type="float">
            <text:p>62</text:p>
          </table:table-cell>
          <table:table-cell office:value-type="float" office:value="6.65544416405" calcext:value-type="float">
            <text:p>6.6554441641</text:p>
          </table:table-cell>
          <table:table-cell/>
        </table:table-row>
        <table:table-row table:style-name="ro1">
          <table:table-cell office:value-type="string" calcext:value-type="string">
            <text:p>10.2.7.205</text:p>
          </table:table-cell>
          <table:table-cell office:value-type="float" office:value="57" calcext:value-type="float">
            <text:p>57</text:p>
          </table:table-cell>
          <table:table-cell office:value-type="float" office:value="6.77675046027" calcext:value-type="float">
            <text:p>6.7767504603</text:p>
          </table:table-cell>
          <table:table-cell/>
        </table:table-row>
        <table:table-row table:style-name="ro1">
          <table:table-cell table:style-name="ce2" office:value-type="string" calcext:value-type="string">
            <text:p>10.2.203.117</text:p>
          </table:table-cell>
          <table:table-cell office:value-type="float" office:value="55" calcext:value-type="float">
            <text:p>55</text:p>
          </table:table-cell>
          <table:table-cell office:value-type="float" office:value="6.82828076091" calcext:value-type="float">
            <text:p>6.8282807609</text:p>
          </table:table-cell>
          <table:table-cell/>
        </table:table-row>
        <table:table-row table:style-name="ro1">
          <table:table-cell office:value-type="string" calcext:value-type="string">
            <text:p>10.2.5.205</text:p>
          </table:table-cell>
          <table:table-cell office:value-type="float" office:value="53" calcext:value-type="float">
            <text:p>53</text:p>
          </table:table-cell>
          <table:table-cell office:value-type="float" office:value="6.88172001987" calcext:value-type="float">
            <text:p>6.8817200199</text:p>
          </table:table-cell>
          <table:table-cell/>
        </table:table-row>
        <table:table-row table:style-name="ro1">
          <table:table-cell office:value-type="string" calcext:value-type="string">
            <text:p>10.2.0.205</text:p>
          </table:table-cell>
          <table:table-cell office:value-type="float" office:value="52" calcext:value-type="float">
            <text:p>52</text:p>
          </table:table-cell>
          <table:table-cell office:value-type="float" office:value="6.9092007563" calcext:value-type="float">
            <text:p>6.9092007563</text:p>
          </table:table-cell>
          <table:table-cell/>
        </table:table-row>
        <table:table-row table:style-name="ro1">
          <table:table-cell office:value-type="string" calcext:value-type="string">
            <text:p>10.2.6.205</text:p>
          </table:table-cell>
          <table:table-cell office:value-type="float" office:value="47" calcext:value-type="float">
            <text:p>47</text:p>
          </table:table-cell>
          <table:table-cell office:value-type="float" office:value="7.05505162276" calcext:value-type="float">
            <text:p>7.0550516228</text:p>
          </table:table-cell>
          <table:table-cell/>
        </table:table-row>
        <table:table-row table:style-name="ro1">
          <table:table-cell office:value-type="string" calcext:value-type="string">
            <text:p>10.2.4.205</text:p>
          </table:table-cell>
          <table:table-cell office:value-type="float" office:value="43" calcext:value-type="float">
            <text:p>43</text:p>
          </table:table-cell>
          <table:table-cell office:value-type="float" office:value="7.18337571973" calcext:value-type="float">
            <text:p>7.1833757197</text:p>
          </table:table-cell>
          <table:table-cell/>
        </table:table-row>
        <table:table-row table:style-name="ro1">
          <table:table-cell office:value-type="string" calcext:value-type="string">
            <text:p>10.2.200.49</text:p>
          </table:table-cell>
          <table:table-cell office:value-type="float" office:value="43" calcext:value-type="float">
            <text:p>43</text:p>
          </table:table-cell>
          <table:table-cell office:value-type="float" office:value="7.18337571973" calcext:value-type="float">
            <text:p>7.1833757197</text:p>
          </table:table-cell>
          <table:table-cell/>
        </table:table-row>
        <table:table-row table:style-name="ro1">
          <table:table-cell office:value-type="string" calcext:value-type="string">
            <text:p>10.2.3.205</text:p>
          </table:table-cell>
          <table:table-cell office:value-type="float" office:value="42" calcext:value-type="float">
            <text:p>42</text:p>
          </table:table-cell>
          <table:table-cell office:value-type="float" office:value="7.21732305166" calcext:value-type="float">
            <text:p>7.2173230517</text:p>
          </table:table-cell>
          <table:table-cell/>
        </table:table-row>
        <table:table-row table:style-name="ro1">
          <table:table-cell office:value-type="string" calcext:value-type="string">
            <text:p>10.2.1.205</text:p>
          </table:table-cell>
          <table:table-cell office:value-type="float" office:value="38" calcext:value-type="float">
            <text:p>38</text:p>
          </table:table-cell>
          <table:table-cell office:value-type="float" office:value="7.36171296099" calcext:value-type="float">
            <text:p>7.361712961</text:p>
          </table:table-cell>
          <table:table-cell/>
        </table:table-row>
        <table:table-row table:style-name="ro1">
          <table:table-cell office:value-type="string" calcext:value-type="string">
            <text:p>10.2.201.193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7.43971547299" calcext:value-type="float">
            <text:p>7,439715473</text:p>
          </table:table-cell>
          <table:table-cell/>
        </table:table-row>
        <table:table-row table:style-name="ro1">
          <table:table-cell office:value-type="string" calcext:value-type="string">
            <text:p>10.2.200.216</text:p>
          </table:table-cell>
          <table:table-cell office:value-type="float" office:value="36" calcext:value-type="float">
            <text:p>36</text:p>
          </table:table-cell>
          <table:table-cell office:value-type="float" office:value="7.43971547299" calcext:value-type="float">
            <text:p>7.439715473</text:p>
          </table:table-cell>
          <table:table-cell/>
        </table:table-row>
        <table:table-row table:style-name="ro1">
          <table:table-cell office:value-type="string" calcext:value-type="string">
            <text:p>10.2.203.101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.75165947931" calcext:value-type="float">
            <text:p>7,7516594793</text:p>
          </table:table-cell>
          <table:table-cell/>
        </table:table-row>
        <table:table-row table:style-name="ro1">
          <table:table-cell office:value-type="string" calcext:value-type="string">
            <text:p>10.2.7.250</text:p>
          </table:table-cell>
          <table:table-cell office:value-type="float" office:value="27" calcext:value-type="float">
            <text:p>27</text:p>
          </table:table-cell>
          <table:table-cell office:value-type="float" office:value="7.85475297227" calcext:value-type="float">
            <text:p>7.8547529723</text:p>
          </table:table-cell>
          <table:table-cell/>
        </table:table-row>
        <table:table-row table:style-name="ro1">
          <table:table-cell office:value-type="string" calcext:value-type="string">
            <text:p>10.2.200.121</text:p>
          </table:table-cell>
          <table:table-cell office:value-type="float" office:value="27" calcext:value-type="float">
            <text:p>27</text:p>
          </table:table-cell>
          <table:table-cell office:value-type="float" office:value="7.85475297227" calcext:value-type="float">
            <text:p>7.8547529723</text:p>
          </table:table-cell>
          <table:table-cell/>
        </table:table-row>
        <table:table-row table:style-name="ro1">
          <table:table-cell office:value-type="string" calcext:value-type="string">
            <text:p>10.2.200.188</text:p>
          </table:table-cell>
          <table:table-cell office:value-type="float" office:value="25" calcext:value-type="float">
            <text:p>25</text:p>
          </table:table-cell>
          <table:table-cell office:value-type="float" office:value="7.96578428466" calcext:value-type="float">
            <text:p>7.9657842847</text:p>
          </table:table-cell>
          <table:table-cell/>
        </table:table-row>
        <table:table-row table:style-name="ro1">
          <table:table-cell office:value-type="string" calcext:value-type="string">
            <text:p>10.2.200.59</text:p>
          </table:table-cell>
          <table:table-cell office:value-type="float" office:value="25" calcext:value-type="float">
            <text:p>25</text:p>
          </table:table-cell>
          <table:table-cell office:value-type="float" office:value="7.96578428466" calcext:value-type="float">
            <text:p>7.9657842847</text:p>
          </table:table-cell>
          <table:table-cell/>
        </table:table-row>
        <table:table-row table:style-name="ro1">
          <table:table-cell office:value-type="string" calcext:value-type="string">
            <text:p>10.2.201.95</text:p>
          </table:table-cell>
          <table:table-cell office:value-type="float" office:value="25" calcext:value-type="float">
            <text:p>25</text:p>
          </table:table-cell>
          <table:table-cell office:value-type="float" office:value="7.96578428466" calcext:value-type="float">
            <text:p>7.9657842847</text:p>
          </table:table-cell>
          <table:table-cell/>
        </table:table-row>
        <table:table-row table:style-name="ro1">
          <table:table-cell office:value-type="string" calcext:value-type="string">
            <text:p>10.2.2.205</text:p>
          </table:table-cell>
          <table:table-cell office:value-type="float" office:value="23" calcext:value-type="float">
            <text:p>23</text:p>
          </table:table-cell>
          <table:table-cell office:value-type="float" office:value="8.08607851838" calcext:value-type="float">
            <text:p>8.0860785184</text:p>
          </table:table-cell>
          <table:table-cell/>
        </table:table-row>
        <table:table-row table:style-name="ro1">
          <table:table-cell office:value-type="string" calcext:value-type="string">
            <text:p>10.2.203.171</text:p>
          </table:table-cell>
          <table:table-cell office:value-type="float" office:value="23" calcext:value-type="float">
            <text:p>23</text:p>
          </table:table-cell>
          <table:table-cell office:value-type="float" office:value="8.08607851838" calcext:value-type="float">
            <text:p>8.0860785184</text:p>
          </table:table-cell>
          <table:table-cell/>
        </table:table-row>
        <table:table-row table:style-name="ro1">
          <table:table-cell office:value-type="string" calcext:value-type="string">
            <text:p>10.2.200.60</text:p>
          </table:table-cell>
          <table:table-cell office:value-type="float" office:value="20" calcext:value-type="float">
            <text:p>20</text:p>
          </table:table-cell>
          <table:table-cell office:value-type="float" office:value="8.28771237955" calcext:value-type="float">
            <text:p>8.2877123796</text:p>
          </table:table-cell>
          <table:table-cell/>
        </table:table-row>
        <table:table-row table:style-name="ro1">
          <table:table-cell office:value-type="string" calcext:value-type="string">
            <text:p>10.2.0.9</text:p>
          </table:table-cell>
          <table:table-cell office:value-type="float" office:value="19" calcext:value-type="float">
            <text:p>19</text:p>
          </table:table-cell>
          <table:table-cell office:value-type="float" office:value="8.36171296099" calcext:value-type="float">
            <text:p>8.361712961</text:p>
          </table:table-cell>
          <table:table-cell/>
        </table:table-row>
        <table:table-row table:style-name="ro1">
          <table:table-cell office:value-type="string" calcext:value-type="string">
            <text:p>10.2.202.129</text:p>
          </table:table-cell>
          <table:table-cell office:value-type="float" office:value="16" calcext:value-type="float">
            <text:p>16</text:p>
          </table:table-cell>
          <table:table-cell office:value-type="float" office:value="8.60964047444" calcext:value-type="float">
            <text:p>8.6096404744</text:p>
          </table:table-cell>
          <table:table-cell/>
        </table:table-row>
        <table:table-row table:style-name="ro1">
          <table:table-cell office:value-type="string" calcext:value-type="string">
            <text:p>10.2.202.194</text:p>
          </table:table-cell>
          <table:table-cell office:value-type="float" office:value="15" calcext:value-type="float">
            <text:p>15</text:p>
          </table:table-cell>
          <table:table-cell office:value-type="float" office:value="8.70274987883" calcext:value-type="float">
            <text:p>8.7027498788</text:p>
          </table:table-cell>
          <table:table-cell/>
        </table:table-row>
        <table:table-row table:style-name="ro1">
          <table:table-cell office:value-type="string" calcext:value-type="string">
            <text:p>10.2.3.2</text:p>
          </table:table-cell>
          <table:table-cell office:value-type="float" office:value="15" calcext:value-type="float">
            <text:p>15</text:p>
          </table:table-cell>
          <table:table-cell office:value-type="float" office:value="8.70274987883" calcext:value-type="float">
            <text:p>8.7027498788</text:p>
          </table:table-cell>
          <table:table-cell/>
        </table:table-row>
        <table:table-row table:style-name="ro1">
          <table:table-cell office:value-type="string" calcext:value-type="string">
            <text:p>10.2.200.8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.9092007563" calcext:value-type="float">
            <text:p>8,9092007563</text:p>
          </table:table-cell>
          <table:table-cell/>
        </table:table-row>
        <table:table-row table:style-name="ro1">
          <table:table-cell office:value-type="string" calcext:value-type="string">
            <text:p>10.2.203.94</text:p>
          </table:table-cell>
          <table:table-cell office:value-type="float" office:value="12" calcext:value-type="float">
            <text:p>12</text:p>
          </table:table-cell>
          <table:table-cell office:value-type="float" office:value="9.02467797372" calcext:value-type="float">
            <text:p>9.0246779737</text:p>
          </table:table-cell>
          <table:table-cell/>
        </table:table-row>
        <table:table-row table:style-name="ro1">
          <table:table-cell office:value-type="string" calcext:value-type="string">
            <text:p>10.2.203.70</text:p>
          </table:table-cell>
          <table:table-cell office:value-type="float" office:value="11" calcext:value-type="float">
            <text:p>11</text:p>
          </table:table-cell>
          <table:table-cell office:value-type="float" office:value="9.1502088558" calcext:value-type="float">
            <text:p>9.1502088558</text:p>
          </table:table-cell>
          <table:table-cell/>
        </table:table-row>
        <table:table-row table:style-name="ro1">
          <table:table-cell office:value-type="string" calcext:value-type="string">
            <text:p>10.2.203.180</text:p>
          </table:table-cell>
          <table:table-cell office:value-type="float" office:value="10" calcext:value-type="float">
            <text:p>10</text:p>
          </table:table-cell>
          <table:table-cell office:value-type="float" office:value="9.28771237955" calcext:value-type="float">
            <text:p>9.2877123796</text:p>
          </table:table-cell>
          <table:table-cell/>
        </table:table-row>
        <table:table-row table:style-name="ro1">
          <table:table-cell office:value-type="string" calcext:value-type="string">
            <text:p>10.2.200.194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.28771237955" calcext:value-type="float">
            <text:p>9,2877123796</text:p>
          </table:table-cell>
          <table:table-cell/>
        </table:table-row>
        <table:table-row table:style-name="ro1">
          <table:table-cell office:value-type="string" calcext:value-type="string">
            <text:p>10.2.2.250</text:p>
          </table:table-cell>
          <table:table-cell office:value-type="float" office:value="9" calcext:value-type="float">
            <text:p>9</text:p>
          </table:table-cell>
          <table:table-cell office:value-type="float" office:value="9.43971547299" calcext:value-type="float">
            <text:p>9.439715473</text:p>
          </table:table-cell>
          <table:table-cell/>
        </table:table-row>
        <table:table-row table:style-name="ro1">
          <table:table-cell office:value-type="string" calcext:value-type="string">
            <text:p>10.2.7.249</text:p>
          </table:table-cell>
          <table:table-cell office:value-type="float" office:value="9" calcext:value-type="float">
            <text:p>9</text:p>
          </table:table-cell>
          <table:table-cell office:value-type="float" office:value="9.43971547299" calcext:value-type="float">
            <text:p>9.439715473</text:p>
          </table:table-cell>
          <table:table-cell table:style-name="ce5"/>
        </table:table-row>
        <table:table-row table:style-name="ro1">
          <table:table-cell office:value-type="string" calcext:value-type="string">
            <text:p>10.2.6.21</text:p>
          </table:table-cell>
          <table:table-cell office:value-type="float" office:value="9" calcext:value-type="float">
            <text:p>9</text:p>
          </table:table-cell>
          <table:table-cell office:value-type="float" office:value="9.43971547299" calcext:value-type="float">
            <text:p>9.439715473</text:p>
          </table:table-cell>
          <table:table-cell/>
        </table:table-row>
        <table:table-row table:style-name="ro1">
          <table:table-cell office:value-type="string" calcext:value-type="string">
            <text:p>10.2.202.153</text:p>
          </table:table-cell>
          <table:table-cell office:value-type="float" office:value="9" calcext:value-type="float">
            <text:p>9</text:p>
          </table:table-cell>
          <table:table-cell office:value-type="float" office:value="9.43971547299" calcext:value-type="float">
            <text:p>9.439715473</text:p>
          </table:table-cell>
          <table:table-cell/>
        </table:table-row>
        <table:table-row table:style-name="ro1">
          <table:table-cell office:value-type="string" calcext:value-type="string">
            <text:p>10.2.200.15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.60964047444" calcext:value-type="float">
            <text:p>9,6096404744</text:p>
          </table:table-cell>
          <table:table-cell/>
        </table:table-row>
        <table:table-row table:style-name="ro1">
          <table:table-cell office:value-type="string" calcext:value-type="string">
            <text:p>10.2.2.20</text:p>
          </table:table-cell>
          <table:table-cell office:value-type="float" office:value="8" calcext:value-type="float">
            <text:p>8</text:p>
          </table:table-cell>
          <table:table-cell office:value-type="float" office:value="9.60964047444" calcext:value-type="float">
            <text:p>9.6096404744</text:p>
          </table:table-cell>
          <table:table-cell/>
        </table:table-row>
        <table:table-row table:style-name="ro1">
          <table:table-cell office:value-type="string" calcext:value-type="string">
            <text:p>10.2.5.24</text:p>
          </table:table-cell>
          <table:table-cell office:value-type="float" office:value="8" calcext:value-type="float">
            <text:p>8</text:p>
          </table:table-cell>
          <table:table-cell office:value-type="float" office:value="9.60964047444" calcext:value-type="float">
            <text:p>9.6096404744</text:p>
          </table:table-cell>
          <table:table-cell/>
        </table:table-row>
        <table:table-row table:style-name="ro1">
          <table:table-cell office:value-type="string" calcext:value-type="string">
            <text:p>10.2.201.13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.60964047444" calcext:value-type="float">
            <text:p>9,6096404744</text:p>
          </table:table-cell>
          <table:table-cell/>
        </table:table-row>
        <table:table-row table:style-name="ro1">
          <table:table-cell office:value-type="string" calcext:value-type="string">
            <text:p>10.2.0.254</text:p>
          </table:table-cell>
          <table:table-cell office:value-type="float" office:value="8" calcext:value-type="float">
            <text:p>8</text:p>
          </table:table-cell>
          <table:table-cell office:value-type="float" office:value="9.60964047444" calcext:value-type="float">
            <text:p>9.6096404744</text:p>
          </table:table-cell>
          <table:table-cell/>
        </table:table-row>
        <table:table-row table:style-name="ro1">
          <table:table-cell office:value-type="string" calcext:value-type="string">
            <text:p>10.2.4.23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4.24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69.254.136.236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1.11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6.24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2.14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202.22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6.9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6.6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7.22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4.13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2.19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203.197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1.5</text:p>
          </table:table-cell>
          <table:table-cell office:value-type="float" office:value="7" calcext:value-type="float">
            <text:p>7</text:p>
          </table:table-cell>
          <table:table-cell office:value-type="float" office:value="9.80228555238" calcext:value-type="float">
            <text:p>9.8022855524</text:p>
          </table:table-cell>
          <table:table-cell/>
        </table:table-row>
        <table:table-row table:style-name="ro1">
          <table:table-cell office:value-type="string" calcext:value-type="string">
            <text:p>10.2.6.250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1.213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2.195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2.193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1.21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0.159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7.1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0.0246779737" calcext:value-type="float">
            <text:p>10,0246779737</text:p>
          </table:table-cell>
          <table:table-cell/>
        </table:table-row>
        <table:table-row table:style-name="ro1">
          <table:table-cell office:value-type="string" calcext:value-type="string">
            <text:p>10.2.7.11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6.23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.21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4.254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6.8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1.20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1.128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6.11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6.12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4.16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0.122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table:style-name="ce2" office:value-type="string" calcext:value-type="string">
            <text:p>10.2.202.166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3.27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3.190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1.7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5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0.0246779737" calcext:value-type="float">
            <text:p>10,0246779737</text:p>
          </table:table-cell>
          <table:table-cell/>
        </table:table-row>
        <table:table-row table:style-name="ro1">
          <table:table-cell office:value-type="string" calcext:value-type="string">
            <text:p>10.2.201.156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7.1</text:p>
          </table:table-cell>
          <table:table-cell office:value-type="float" office:value="6" calcext:value-type="float">
            <text:p>6</text:p>
          </table:table-cell>
          <table:table-cell office:value-type="float" office:value="10.0246779737" calcext:value-type="float">
            <text:p>10.0246779737</text:p>
          </table:table-cell>
          <table:table-cell/>
        </table:table-row>
        <table:table-row table:style-name="ro1">
          <table:table-cell office:value-type="string" calcext:value-type="string">
            <text:p>10.2.202.77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2.125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0.204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1.148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7.19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3.4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.2877123795" calcext:value-type="float">
            <text:p>10,2877123795</text:p>
          </table:table-cell>
          <table:table-cell/>
        </table:table-row>
        <table:table-row table:style-name="ro1">
          <table:table-cell office:value-type="string" calcext:value-type="string">
            <text:p>10.2.6.22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1.14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1.17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0.2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6.18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6.10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6.16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4.18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4.11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7.15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3.6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0.8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.2877123795" calcext:value-type="float">
            <text:p>10,2877123795</text:p>
          </table:table-cell>
          <table:table-cell/>
        </table:table-row>
        <table:table-row table:style-name="ro1">
          <table:table-cell office:value-type="string" calcext:value-type="string">
            <text:p>10.2.200.88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69.254.134.53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2.181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3.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.2877123795" calcext:value-type="float">
            <text:p>10,2877123795</text:p>
          </table:table-cell>
          <table:table-cell/>
        </table:table-row>
        <table:table-row table:style-name="ro1">
          <table:table-cell office:value-type="string" calcext:value-type="string">
            <text:p>169.254.104.135</text:p>
          </table:table-cell>
          <table:table-cell office:value-type="float" office:value="5" calcext:value-type="float">
            <text:p>5</text:p>
          </table:table-cell>
          <table:table-cell office:value-type="float" office:value="10.2877123795" calcext:value-type="float">
            <text:p>10.2877123795</text:p>
          </table:table-cell>
          <table:table-cell/>
        </table:table-row>
        <table:table-row table:style-name="ro1">
          <table:table-cell office:value-type="string" calcext:value-type="string">
            <text:p>10.2.202.76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3.168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0.79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1.138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0.117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1.10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1.17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2.107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0.9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200.99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6.5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7.2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7.17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69.254.134.66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3.139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table:style-name="ce2" office:value-type="string" calcext:value-type="string">
            <text:p>10.2.202.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203.17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201.20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202.81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2.189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2.226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2.179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1.1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3.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3.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6096404744" calcext:value-type="float">
            <text:p>10,6096404744</text:p>
          </table:table-cell>
          <table:table-cell/>
        </table:table-row>
        <table:table-row table:style-name="ro1">
          <table:table-cell office:value-type="string" calcext:value-type="string">
            <text:p>10.2.7.4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7.7</text:p>
          </table:table-cell>
          <table:table-cell office:value-type="float" office:value="4" calcext:value-type="float">
            <text:p>4</text:p>
          </table:table-cell>
          <table:table-cell office:value-type="float" office:value="10.6096404744" calcext:value-type="float">
            <text:p>10.6096404744</text:p>
          </table:table-cell>
          <table:table-cell/>
        </table:table-row>
        <table:table-row table:style-name="ro1">
          <table:table-cell office:value-type="string" calcext:value-type="string">
            <text:p>10.2.201.16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0.103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0.201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3.11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64.233.186.18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0.6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4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141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1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3.1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2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3.5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1.13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3.4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26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0.91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1.23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1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2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24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19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15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6.17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4.15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69.254.120.14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3.65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15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16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7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0.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1.60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2.184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200.43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1.3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1.6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1.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1.9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3.3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3.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.0246779737" calcext:value-type="float">
            <text:p>11,0246779737</text:p>
          </table:table-cell>
          <table:table-cell/>
        </table:table-row>
        <table:table-row table:style-name="ro1">
          <table:table-cell office:value-type="string" calcext:value-type="string">
            <text:p>10.2.3.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.0246779737" calcext:value-type="float">
            <text:p>11,0246779737</text:p>
          </table:table-cell>
          <table:table-cell/>
        </table:table-row>
        <table:table-row table:style-name="ro1">
          <table:table-cell office:value-type="string" calcext:value-type="string">
            <text:p>10.2.7.8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9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5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7.6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66.220.158.2</text:p>
          </table:table-cell>
          <table:table-cell office:value-type="float" office:value="3" calcext:value-type="float">
            <text:p>3</text:p>
          </table:table-cell>
          <table:table-cell office:value-type="float" office:value="11.0246779737" calcext:value-type="float">
            <text:p>11.0246779737</text:p>
          </table:table-cell>
          <table:table-cell/>
        </table:table-row>
        <table:table-row table:style-name="ro1">
          <table:table-cell office:value-type="string" calcext:value-type="string">
            <text:p>10.2.0.249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0.107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211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16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78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14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0.200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0.156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222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7.18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17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6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202.67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1.18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1.15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1.16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18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203.1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0.90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123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7.23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7.21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6.13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7.1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238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139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55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22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9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247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12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122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0.250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0.252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201.20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202.40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1.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3.1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3.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096404744" calcext:value-type="float">
            <text:p>11,6096404744</text:p>
          </table:table-cell>
          <table:table-cell/>
        </table:table-row>
        <table:table-row table:style-name="ro1">
          <table:table-cell office:value-type="string" calcext:value-type="string">
            <text:p>10.2.201.254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1.250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2.255</text:p>
          </table:table-cell>
          <table:table-cell office:value-type="float" office:value="2" calcext:value-type="float">
            <text:p>2</text:p>
          </table:table-cell>
          <table:table-cell office:value-type="float" office:value="11.6096404744" calcext:value-type="float">
            <text:p>11.6096404744</text:p>
          </table:table-cell>
          <table:table-cell/>
        </table:table-row>
        <table:table-row table:style-name="ro1">
          <table:table-cell office:value-type="string" calcext:value-type="string">
            <text:p>10.2.203.7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69.254.192.11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0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1.19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69.254.253.9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1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7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9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0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8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3.18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8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8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69.254.39.11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1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69.254.20.10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6.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2.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0.7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3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5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5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3.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4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1.14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8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8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8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1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1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1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1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3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table:style-name="ce2" office:value-type="string" calcext:value-type="string">
            <text:p>10.2.202.24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69.254.37.16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4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4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4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5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8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6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1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1.1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table:style-name="ce2" office:value-type="string" calcext:value-type="string">
            <text:p>10.2.200.23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8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7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8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8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0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0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0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2.20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3.8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2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69.254.178.4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.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.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8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9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1.23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9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7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2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6.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4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6.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6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6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6.1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1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2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7.1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8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8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9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.1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4.11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2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2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2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5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5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5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5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6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5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6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0.1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29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6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4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9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4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3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2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5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5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5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8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9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2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69.254.18.11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7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7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0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0.8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203.176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3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5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1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21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9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9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3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1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8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3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4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48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1.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17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0.14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096404744" calcext:value-type="float">
            <text:p>12,6096404744</text:p>
          </table:table-cell>
          <table:table-cell/>
        </table:table-row>
        <table:table-row table:style-name="ro1">
          <table:table-cell office:value-type="string" calcext:value-type="string">
            <text:p>10.2.5.4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5.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15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5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25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3.12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7.2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7.3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30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37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1.35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>
          <table:table-cell office:value-type="string" calcext:value-type="string">
            <text:p>10.2.202.251</text:p>
          </table:table-cell>
          <table:table-cell office:value-type="float" office:value="1" calcext:value-type="float">
            <text:p>1</text:p>
          </table:table-cell>
          <table:table-cell office:value-type="float" office:value="12.6096404744" calcext:value-type="float">
            <text:p>12.6096404744</text:p>
          </table:table-cell>
          <table:table-cell/>
        </table:table-row>
        <table:table-row table:style-name="ro1" table:number-rows-repeated="7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2" table:style-name="ta1">
        <table:shapes>
          <draw:frame draw:z-index="0" draw:style-name="gr1" draw:text-style-name="P1" svg:width="17.868cm" svg:height="11.635cm" svg:x="12.853cm" svg:y="0.46cm">
            <draw:object draw:notify-on-update-of-ranges="Red2.A2:Red2.A4 Red2.B2:Red2.B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597cm" svg:height="9.009cm" svg:x="12.835cm" svg:y="12.689cm">
            <draw:object draw:notify-on-update-of-ranges="Red2.A2:Red2.A4 Red2.C1:Red2.C1 Red2.C2:Red2.C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3cm" svg:height="15.037cm" svg:x="13.045cm" svg:y="22.555cm">
            <draw:object draw:notify-on-update-of-ranges="Red2.A9:Red2.A23 Red2.A8:Red2.A8 Red2.B9:Red2.B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rotocolo</text:p>
          </table:table-cell>
          <table:table-cell table:style-name="ce3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office:value-type="string" calcext:value-type="string">
            <text:p>Entropí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V4</text:p>
          </table:table-cell>
          <table:table-cell office:value-type="float" office:value="4002" calcext:value-type="float">
            <text:p>4002</text:p>
          </table:table-cell>
          <table:table-cell table:style-name="Default" office:value-type="float" office:value="0.410976236277" calcext:value-type="float">
            <text:p>0,4109762363</text:p>
          </table:table-cell>
          <table:table-cell office:value-type="float" office:value="1.03522779367" calcext:value-type="float">
            <text:p>1,0352277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V6</text:p>
          </table:table-cell>
          <table:table-cell office:value-type="float" office:value="438" calcext:value-type="float">
            <text:p>438</text:p>
          </table:table-cell>
          <table:table-cell table:style-name="Default" office:value-type="float" office:value="3.60269462858" calcext:value-type="float">
            <text:p>3,6026946286</text:p>
          </table:table-cell>
          <table:table-cell office:value-type="float" office:value="1.03522779367" calcext:value-type="float">
            <text:p>1,0352277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P</text:p>
          </table:table-cell>
          <table:table-cell office:value-type="float" office:value="881" calcext:value-type="float">
            <text:p>881</text:p>
          </table:table-cell>
          <table:table-cell table:style-name="Default" office:value-type="float" office:value="2.59448347926" calcext:value-type="float">
            <text:p>2,5944834793</text:p>
          </table:table-cell>
          <table:table-cell office:value-type="float" office:value="1.03522779367" calcext:value-type="float">
            <text:p>1,03522779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tropía</text:p>
          </table:table-cell>
          <table:table-cell office:value-type="float" office:value="1.03522779367" calcext:value-type="float">
            <text:p>1,0352277937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P </text:p>
          </table:table-cell>
          <table:table-cell table:style-name="ce1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1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0.32275461742" calcext:value-type="float">
            <text:p>0,3227546174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11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4.15512799951" calcext:value-type="float">
            <text:p>4.155127999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29</text:p>
          </table:table-cell>
          <table:table-cell table:style-name="ce5" office:value-type="float" office:value="22" calcext:value-type="float">
            <text:p>22</text:p>
          </table:table-cell>
          <table:table-cell table:style-name="ce6" office:value-type="float" office:value="5.31040622499" calcext:value-type="float">
            <text:p>5.31040622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1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5.59991284219" calcext:value-type="float">
            <text:p>5.599912842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8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5.76983784363" calcext:value-type="float">
            <text:p>5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180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float" office:value="6.06939812549" calcext:value-type="float">
            <text:p>6.069398125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17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6.18487534291" calcext:value-type="float">
            <text:p>6.1848753429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21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.18487534291" calcext:value-type="float">
            <text:p>7.1848753429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.18487534291" calcext:value-type="float">
            <text:p>7.1848753429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0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.18487534291" calcext:value-type="float">
            <text:p>7.1848753429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7.44790974874" calcext:value-type="float">
            <text:p>7.4479097487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37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7.76983784363" calcext:value-type="float">
            <text:p>7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69.254.255.255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7.76983784363" calcext:value-type="float">
            <text:p>7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5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8.18487534291" calcext:value-type="float">
            <text:p>8.1848753429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.76983784363" calcext:value-type="float">
            <text:p>8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7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.76983784363" calcext:value-type="float">
            <text:p>8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.76983784363" calcext:value-type="float">
            <text:p>8,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25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.76983784363" calcext:value-type="float">
            <text:p>8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6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.76983784363" calcext:value-type="float">
            <text:p>9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7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.76983784363" calcext:value-type="float">
            <text:p>9.76983784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0.254.33.2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76983784363" calcext:value-type="float">
            <text:p>9,7698378436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table:style-name="ce5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0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8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37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45">
          <table:table-cell table:number-columns-repeated="13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d3" table:style-name="ta1">
        <table:shapes>
          <draw:frame draw:z-index="0" draw:style-name="gr1" draw:text-style-name="P1" svg:width="17.868cm" svg:height="11.635cm" svg:x="12.853cm" svg:y="0.46cm">
            <draw:object draw:notify-on-update-of-ranges="Red3.A2:Red3.A4 Red3.B2:Red3.B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6.682cm" svg:height="9.009cm" svg:x="12.857cm" svg:y="12.689cm">
            <draw:object draw:notify-on-update-of-ranges="Red3.A2:Red3.A4 Red3.C1:Red3.C1 Red3.C2:Red3.C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3cm" svg:height="15.037cm" svg:x="13.045cm" svg:y="22.555cm">
            <draw:object draw:notify-on-update-of-ranges="Red3.A9:Red3.A23 Red3.A8:Red3.A8 Red3.B9:Red3.B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rotocolo</text:p>
          </table:table-cell>
          <table:table-cell table:style-name="ce3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office:value-type="string" calcext:value-type="string">
            <text:p>Entropí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V4</text:p>
          </table:table-cell>
          <table:table-cell office:value-type="float" office:value="91176" calcext:value-type="float">
            <text:p>91176</text:p>
          </table:table-cell>
          <table:table-cell table:style-name="ce7" office:value-type="float" office:value="0.142348781765" calcext:value-type="float">
            <text:p>0,1423487818</text:p>
          </table:table-cell>
          <table:table-cell office:value-type="float" office:value="0.540670064939" calcext:value-type="float">
            <text:p>0,5406700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V6</text:p>
          </table:table-cell>
          <table:table-cell office:value-type="float" office:value="5690" calcext:value-type="float">
            <text:p>5690</text:p>
          </table:table-cell>
          <table:table-cell table:style-name="Default" office:value-type="float" office:value="4.14450234196" calcext:value-type="float">
            <text:p>4,144502342</text:p>
          </table:table-cell>
          <table:table-cell office:value-type="float" office:value="0.540670064939" calcext:value-type="float">
            <text:p>0,5406700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P</text:p>
          </table:table-cell>
          <table:table-cell office:value-type="float" office:value="3765" calcext:value-type="float">
            <text:p>3765</text:p>
          </table:table-cell>
          <table:table-cell table:style-name="Default" office:value-type="float" office:value="4.74028112959" calcext:value-type="float">
            <text:p>4,7402811296</text:p>
          </table:table-cell>
          <table:table-cell office:value-type="float" office:value="0.540670064939" calcext:value-type="float">
            <text:p>0,540670064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tropía</text:p>
          </table:table-cell>
          <table:table-cell office:value-type="float" office:value="0.540670064939" calcext:value-type="float">
            <text:p>0,5406700649</text:p>
          </table:table-cell>
          <table:table-cell table:style-name="Default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P </text:p>
          </table:table-cell>
          <table:table-cell table:style-name="ce1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37</text:p>
          </table:table-cell>
          <table:table-cell office:value-type="float" office:value="692" calcext:value-type="float">
            <text:p>692</text:p>
          </table:table-cell>
          <table:table-cell office:value-type="float" office:value="2.44265590589" calcext:value-type="float">
            <text:p>2.4426559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99</text:p>
          </table:table-cell>
          <table:table-cell office:value-type="float" office:value="585" calcext:value-type="float">
            <text:p>585</text:p>
          </table:table-cell>
          <table:table-cell office:value-type="float" office:value="2.68499131905" calcext:value-type="float">
            <text:p>2.6849913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</text:p>
          </table:table-cell>
          <table:table-cell office:value-type="float" office:value="379" calcext:value-type="float">
            <text:p>379</text:p>
          </table:table-cell>
          <table:table-cell office:value-type="float" office:value="3.31123009535" calcext:value-type="float">
            <text:p>3.3112300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40</text:p>
          </table:table-cell>
          <table:table-cell office:value-type="float" office:value="379" calcext:value-type="float">
            <text:p>379</text:p>
          </table:table-cell>
          <table:table-cell office:value-type="float" office:value="3.31123009535" calcext:value-type="float">
            <text:p>3.311230095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28.1.1.235</text:p>
          </table:table-cell>
          <table:table-cell office:value-type="float" office:value="294" calcext:value-type="float">
            <text:p>294</text:p>
          </table:table-cell>
          <table:table-cell office:value-type="float" office:value="3.67761178869" calcext:value-type="float">
            <text:p>3.6776117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74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4.56440117824" calcext:value-type="float">
            <text:p>4,5644011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1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5.04439411936" calcext:value-type="float">
            <text:p>5,044394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40</text:p>
          </table:table-cell>
          <table:table-cell office:value-type="float" office:value="110" calcext:value-type="float">
            <text:p>110</text:p>
          </table:table-cell>
          <table:table-cell office:value-type="float" office:value="5.09592442" calcext:value-type="float">
            <text:p>5.09592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4</text:p>
          </table:table-cell>
          <table:table-cell office:value-type="float" office:value="105" calcext:value-type="float">
            <text:p>105</text:p>
          </table:table-cell>
          <table:table-cell office:value-type="float" office:value="5.16303861586" calcext:value-type="float">
            <text:p>5.1630386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41</text:p>
          </table:table-cell>
          <table:table-cell office:value-type="float" office:value="89" calcext:value-type="float">
            <text:p>89</text:p>
          </table:table-cell>
          <table:table-cell office:value-type="float" office:value="5.40155070256" calcext:value-type="float">
            <text:p>5.4015507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38</text:p>
          </table:table-cell>
          <table:table-cell office:value-type="float" office:value="85" calcext:value-type="float">
            <text:p>85</text:p>
          </table:table-cell>
          <table:table-cell office:value-type="float" office:value="5.46789319739" calcext:value-type="float">
            <text:p>5.4678931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5</text:p>
          </table:table-cell>
          <table:table-cell office:value-type="float" office:value="83" calcext:value-type="float">
            <text:p>83</text:p>
          </table:table-cell>
          <table:table-cell office:value-type="float" office:value="5.50224470218" calcext:value-type="float">
            <text:p>5.5022447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96</text:p>
          </table:table-cell>
          <table:table-cell office:value-type="float" office:value="78" calcext:value-type="float">
            <text:p>78</text:p>
          </table:table-cell>
          <table:table-cell office:value-type="float" office:value="5.59188191466" calcext:value-type="float">
            <text:p>5.59188191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5</text:p>
          </table:table-cell>
          <table:table-cell office:value-type="float" office:value="69" calcext:value-type="float">
            <text:p>69</text:p>
          </table:table-cell>
          <table:table-cell office:value-type="float" office:value="5.76875967675" calcext:value-type="float">
            <text:p>5.7687596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3</text:p>
          </table:table-cell>
          <table:table-cell office:value-type="float" office:value="63" calcext:value-type="float">
            <text:p>63</text:p>
          </table:table-cell>
          <table:table-cell office:value-type="float" office:value="5.90000421002" calcext:value-type="float">
            <text:p>5.90000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2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5.97039353791" calcext:value-type="float">
            <text:p>5,97039353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6</text:p>
          </table:table-cell>
          <table:table-cell office:value-type="float" office:value="59" calcext:value-type="float">
            <text:p>59</text:p>
          </table:table-cell>
          <table:table-cell office:value-type="float" office:value="5.99464108416" calcext:value-type="float">
            <text:p>5.9946410842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128.1.1.64</text:p>
          </table:table-cell>
          <table:table-cell office:value-type="float" office:value="58" calcext:value-type="float">
            <text:p>58</text:p>
          </table:table-cell>
          <table:table-cell office:value-type="float" office:value="6.0193031384" calcext:value-type="float">
            <text:p>6.0193031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75</text:p>
          </table:table-cell>
          <table:table-cell office:value-type="float" office:value="53" calcext:value-type="float">
            <text:p>53</text:p>
          </table:table-cell>
          <table:table-cell office:value-type="float" office:value="6.14936367896" calcext:value-type="float">
            <text:p>6.149363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39</text:p>
          </table:table-cell>
          <table:table-cell office:value-type="float" office:value="48" calcext:value-type="float">
            <text:p>48</text:p>
          </table:table-cell>
          <table:table-cell office:value-type="float" office:value="6.2923216328" calcext:value-type="float">
            <text:p>6.2923216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1</text:p>
          </table:table-cell>
          <table:table-cell office:value-type="float" office:value="44" calcext:value-type="float">
            <text:p>44</text:p>
          </table:table-cell>
          <table:table-cell office:value-type="float" office:value="6.41785251489" calcext:value-type="float">
            <text:p>6.41785251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81</text:p>
          </table:table-cell>
          <table:table-cell office:value-type="float" office:value="31" calcext:value-type="float">
            <text:p>31</text:p>
          </table:table-cell>
          <table:table-cell office:value-type="float" office:value="6.92308782314" calcext:value-type="float">
            <text:p>6.9230878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3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.0193031384" calcext:value-type="float">
            <text:p>7,0193031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</text:p>
          </table:table-cell>
          <table:table-cell office:value-type="float" office:value="27" calcext:value-type="float">
            <text:p>27</text:p>
          </table:table-cell>
          <table:table-cell office:value-type="float" office:value="7.12239663136" calcext:value-type="float">
            <text:p>7.1223966314</text:p>
          </table:table-cell>
          <table:table-cell table:number-columns-repeated="9"/>
          <table:table-cell table:style-name="ce5"/>
        </table:table-row>
        <table:table-row table:style-name="ro1">
          <table:table-cell office:value-type="string" calcext:value-type="string">
            <text:p>128.1.1.3</text:p>
          </table:table-cell>
          <table:table-cell office:value-type="float" office:value="21" calcext:value-type="float">
            <text:p>21</text:p>
          </table:table-cell>
          <table:table-cell office:value-type="float" office:value="7.48496671074" calcext:value-type="float">
            <text:p>7.4849667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70</text:p>
          </table:table-cell>
          <table:table-cell office:value-type="float" office:value="12" calcext:value-type="float">
            <text:p>12</text:p>
          </table:table-cell>
          <table:table-cell office:value-type="float" office:value="8.2923216328" calcext:value-type="float">
            <text:p>8.2923216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51</text:p>
          </table:table-cell>
          <table:table-cell office:value-type="float" office:value="8" calcext:value-type="float">
            <text:p>8</text:p>
          </table:table-cell>
          <table:table-cell office:value-type="float" office:value="8.87728413352" calcext:value-type="float">
            <text:p>8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9</text:p>
          </table:table-cell>
          <table:table-cell office:value-type="float" office:value="6" calcext:value-type="float">
            <text:p>6</text:p>
          </table:table-cell>
          <table:table-cell office:value-type="float" office:value="9.2923216328" calcext:value-type="float">
            <text:p>9.2923216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28</text:p>
          </table:table-cell>
          <table:table-cell office:value-type="float" office:value="5" calcext:value-type="float">
            <text:p>5</text:p>
          </table:table-cell>
          <table:table-cell office:value-type="float" office:value="9.55535603864" calcext:value-type="float">
            <text:p>9.55535603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45</text:p>
          </table:table-cell>
          <table:table-cell office:value-type="float" office:value="4" calcext:value-type="float">
            <text:p>4</text:p>
          </table:table-cell>
          <table:table-cell office:value-type="float" office:value="9.87728413352" calcext:value-type="float">
            <text:p>9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2.250</text:p>
          </table:table-cell>
          <table:table-cell office:value-type="float" office:value="2" calcext:value-type="float">
            <text:p>2</text:p>
          </table:table-cell>
          <table:table-cell office:value-type="float" office:value="10.8772841335" calcext:value-type="float">
            <text:p>10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6</text:p>
          </table:table-cell>
          <table:table-cell office:value-type="float" office:value="2" calcext:value-type="float">
            <text:p>2</text:p>
          </table:table-cell>
          <table:table-cell office:value-type="float" office:value="10.8772841335" calcext:value-type="float">
            <text:p>10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69</text:p>
          </table:table-cell>
          <table:table-cell office:value-type="float" office:value="2" calcext:value-type="float">
            <text:p>2</text:p>
          </table:table-cell>
          <table:table-cell office:value-type="float" office:value="10.8772841335" calcext:value-type="float">
            <text:p>10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9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08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10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.8772841335" calcext:value-type="float">
            <text:p>11,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00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241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8.1.1.111</text:p>
          </table:table-cell>
          <table:table-cell office:value-type="float" office:value="1" calcext:value-type="float">
            <text:p>1</text:p>
          </table:table-cell>
          <table:table-cell office:value-type="float" office:value="11.8772841335" calcext:value-type="float">
            <text:p>11.8772841335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0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8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37"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45">
          <table:table-cell table:number-columns-repeated="13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d4" table:style-name="ta1">
        <table:shapes>
          <draw:frame draw:z-index="0" draw:style-name="gr1" draw:text-style-name="P1" svg:width="17.868cm" svg:height="11.635cm" svg:x="12.853cm" svg:y="0.46cm">
            <draw:object draw:notify-on-update-of-ranges="Red4.A2:Red4.A4 Red4.A2:Red4.A4 Red4.B2:Red4.B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6.682cm" svg:height="9.009cm" svg:x="12.857cm" svg:y="12.689cm">
            <draw:object draw:notify-on-update-of-ranges="Red4.A2:Red4.A5 Red4.C1:Red4.C1 Red4.C2:Red4.C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3cm" svg:height="15.037cm" svg:x="13.045cm" svg:y="22.555cm">
            <draw:object draw:notify-on-update-of-ranges="Red4.A9:Red4.A23 Red4.A8:Red4.A8 Red4.B9:Red4.B2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Protocolo</text:p>
          </table:table-cell>
          <table:table-cell table:style-name="ce3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office:value-type="string" calcext:value-type="string">
            <text:p>Entropí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PV4</text:p>
          </table:table-cell>
          <table:table-cell office:value-type="float" office:value="205994" calcext:value-type="float">
            <text:p>205994</text:p>
          </table:table-cell>
          <table:table-cell table:style-name="ce7" office:value-type="float" office:value="0.0816861107002" calcext:value-type="float">
            <text:p>0,0816861107</text:p>
          </table:table-cell>
          <table:table-cell office:value-type="float" office:value="0.368239150426" calcext:value-type="float">
            <text:p>0,36823915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P</text:p>
          </table:table-cell>
          <table:table-cell office:value-type="float" office:value="6190" calcext:value-type="float">
            <text:p>6190</text:p>
          </table:table-cell>
          <table:table-cell table:style-name="Default" office:value-type="float" office:value="5.13820520759" calcext:value-type="float">
            <text:p>5,1382052076</text:p>
          </table:table-cell>
          <table:table-cell office:value-type="float" office:value="0.368239150426" calcext:value-type="float">
            <text:p>0,36823915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PV6</text:p>
          </table:table-cell>
          <table:table-cell office:value-type="float" office:value="5641" calcext:value-type="float">
            <text:p>5641</text:p>
          </table:table-cell>
          <table:table-cell table:style-name="Default" office:value-type="float" office:value="5.27219368008" calcext:value-type="float">
            <text:p>5,2721936801</text:p>
          </table:table-cell>
          <table:table-cell office:value-type="float" office:value="0.368239150426" calcext:value-type="float">
            <text:p>0,36823915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ros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0.251755501" calcext:value-type="float">
            <text:p>10,251755501</text:p>
          </table:table-cell>
          <table:table-cell office:value-type="float" office:value="0.368239150426" calcext:value-type="float">
            <text:p>0,36823915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opía</text:p>
          </table:table-cell>
          <table:table-cell office:value-type="float" office:value="0.368239150426" calcext:value-type="float">
            <text:p>0,3682391504</text:p>
          </table:table-cell>
          <table:table-cell table:style-name="Default"/>
          <table:table-cell table:style-name="ce5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10"/>
        </table:table-row>
        <table:table-row table:style-name="ro1">
          <table:table-cell table:style-name="ce1" office:value-type="string" calcext:value-type="string">
            <text:p>IP </text:p>
          </table:table-cell>
          <table:table-cell table:style-name="ce1" office:value-type="string" calcext:value-type="string">
            <text:p>Cantidad</text:p>
          </table:table-cell>
          <table:table-cell table:style-name="Default" office:value-type="string" calcext:value-type="string">
            <text:p>Informac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85</text:p>
          </table:table-cell>
          <table:table-cell office:value-type="float" office:value="1651" calcext:value-type="float">
            <text:p>1651</text:p>
          </table:table-cell>
          <table:table-cell office:value-type="float" office:value="1.90403325319" calcext:value-type="float">
            <text:p>1.90403325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6</text:p>
          </table:table-cell>
          <table:table-cell office:value-type="float" office:value="1198" calcext:value-type="float">
            <text:p>1198</text:p>
          </table:table-cell>
          <table:table-cell office:value-type="float" office:value="2.36674546531" calcext:value-type="float">
            <text:p>2.3667454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03</text:p>
          </table:table-cell>
          <table:table-cell office:value-type="float" office:value="976" calcext:value-type="float">
            <text:p>976</text:p>
          </table:table-cell>
          <table:table-cell office:value-type="float" office:value="2.66242032054" calcext:value-type="float">
            <text:p>2.6624203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49</text:p>
          </table:table-cell>
          <table:table-cell office:value-type="float" office:value="614" calcext:value-type="float">
            <text:p>614</text:p>
          </table:table-cell>
          <table:table-cell office:value-type="float" office:value="3.33106281273" calcext:value-type="float">
            <text:p>3.3310628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2</text:p>
          </table:table-cell>
          <table:table-cell office:value-type="float" office:value="504" calcext:value-type="float">
            <text:p>504</text:p>
          </table:table-cell>
          <table:table-cell office:value-type="float" office:value="3.6158777346" calcext:value-type="float">
            <text:p>3.6158777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91</text:p>
          </table:table-cell>
          <table:table-cell office:value-type="float" office:value="160" calcext:value-type="float">
            <text:p>160</text:p>
          </table:table-cell>
          <table:table-cell office:value-type="float" office:value="5.27122956322" calcext:value-type="float">
            <text:p>5.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4</text:p>
          </table:table-cell>
          <table:table-cell office:value-type="float" office:value="155" calcext:value-type="float">
            <text:p>155</text:p>
          </table:table-cell>
          <table:table-cell office:value-type="float" office:value="5.31703325283" calcext:value-type="float">
            <text:p>5.31703325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</text:p>
          </table:table-cell>
          <table:table-cell office:value-type="float" office:value="139" calcext:value-type="float">
            <text:p>139</text:p>
          </table:table-cell>
          <table:table-cell office:value-type="float" office:value="5.47421658538" calcext:value-type="float">
            <text:p>5.47421658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8</text:p>
          </table:table-cell>
          <table:table-cell office:value-type="float" office:value="103" calcext:value-type="float">
            <text:p>103</text:p>
          </table:table-cell>
          <table:table-cell office:value-type="float" office:value="5.90665713092" calcext:value-type="float">
            <text:p>5.9066571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7</text:p>
          </table:table-cell>
          <table:table-cell office:value-type="float" office:value="90" calcext:value-type="float">
            <text:p>90</text:p>
          </table:table-cell>
          <table:table-cell office:value-type="float" office:value="6.10130456177" calcext:value-type="float">
            <text:p>6.10130456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8</text:p>
          </table:table-cell>
          <table:table-cell office:value-type="float" office:value="55" calcext:value-type="float">
            <text:p>55</text:p>
          </table:table-cell>
          <table:table-cell office:value-type="float" office:value="6.81179794458" calcext:value-type="float">
            <text:p>6.8117979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34</text:p>
          </table:table-cell>
          <table:table-cell office:value-type="float" office:value="52" calcext:value-type="float">
            <text:p>52</text:p>
          </table:table-cell>
          <table:table-cell office:value-type="float" office:value="6.89271793996" calcext:value-type="float">
            <text:p>6.892717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75</text:p>
          </table:table-cell>
          <table:table-cell office:value-type="float" office:value="46" calcext:value-type="float">
            <text:p>46</text:p>
          </table:table-cell>
          <table:table-cell office:value-type="float" office:value="7.06959570205" calcext:value-type="float">
            <text:p>7.06959570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5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7.34523014466" calcext:value-type="float">
            <text:p>7,34523014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4</text:p>
          </table:table-cell>
          <table:table-cell office:value-type="float" office:value="33" calcext:value-type="float">
            <text:p>33</text:p>
          </table:table-cell>
          <table:table-cell office:value-type="float" office:value="7.54876353874" calcext:value-type="float">
            <text:p>7.54876353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04</text:p>
          </table:table-cell>
          <table:table-cell office:value-type="float" office:value="32" calcext:value-type="float">
            <text:p>32</text:p>
          </table:table-cell>
          <table:table-cell office:value-type="float" office:value="7.5931576581" calcext:value-type="float">
            <text:p>7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2</text:p>
          </table:table-cell>
          <table:table-cell office:value-type="float" office:value="28" calcext:value-type="float">
            <text:p>28</text:p>
          </table:table-cell>
          <table:table-cell office:value-type="float" office:value="7.78580273605" calcext:value-type="float">
            <text:p>7.7858027361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192.168.10.28</text:p>
          </table:table-cell>
          <table:table-cell office:value-type="float" office:value="22" calcext:value-type="float">
            <text:p>22</text:p>
          </table:table-cell>
          <table:table-cell office:value-type="float" office:value="8.13372603947" calcext:value-type="float">
            <text:p>8.1337260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6</text:p>
          </table:table-cell>
          <table:table-cell office:value-type="float" office:value="18" calcext:value-type="float">
            <text:p>18</text:p>
          </table:table-cell>
          <table:table-cell office:value-type="float" office:value="8.42323265666" calcext:value-type="float">
            <text:p>8.42323265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89</text:p>
          </table:table-cell>
          <table:table-cell office:value-type="float" office:value="17" calcext:value-type="float">
            <text:p>17</text:p>
          </table:table-cell>
          <table:table-cell office:value-type="float" office:value="8.50569481685" calcext:value-type="float">
            <text:p>8.50569481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9</text:p>
          </table:table-cell>
          <table:table-cell office:value-type="float" office:value="17" calcext:value-type="float">
            <text:p>17</text:p>
          </table:table-cell>
          <table:table-cell office:value-type="float" office:value="8.50569481685" calcext:value-type="float">
            <text:p>8.50569481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42</text:p>
          </table:table-cell>
          <table:table-cell office:value-type="float" office:value="16" calcext:value-type="float">
            <text:p>16</text:p>
          </table:table-cell>
          <table:table-cell office:value-type="float" office:value="8.5931576581" calcext:value-type="float">
            <text:p>8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3</text:p>
          </table:table-cell>
          <table:table-cell office:value-type="float" office:value="15" calcext:value-type="float">
            <text:p>15</text:p>
          </table:table-cell>
          <table:table-cell office:value-type="float" office:value="8.68626706249" calcext:value-type="float">
            <text:p>8.6862670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8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.89271793996" calcext:value-type="float">
            <text:p>8,8927179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92.168.10.83</text:p>
          </table:table-cell>
          <table:table-cell office:value-type="float" office:value="12" calcext:value-type="float">
            <text:p>12</text:p>
          </table:table-cell>
          <table:table-cell office:value-type="float" office:value="9.00819515738" calcext:value-type="float">
            <text:p>9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68</text:p>
          </table:table-cell>
          <table:table-cell office:value-type="float" office:value="11" calcext:value-type="float">
            <text:p>11</text:p>
          </table:table-cell>
          <table:table-cell office:value-type="float" office:value="9.13372603947" calcext:value-type="float">
            <text:p>9.1337260395</text:p>
          </table:table-cell>
          <table:table-cell table:number-columns-repeated="9"/>
          <table:table-cell table:style-name="ce5"/>
          <table:table-cell/>
        </table:table-row>
        <table:table-row table:style-name="ro1">
          <table:table-cell office:value-type="string" calcext:value-type="string">
            <text:p>192.168.10.34</text:p>
          </table:table-cell>
          <table:table-cell office:value-type="float" office:value="11" calcext:value-type="float">
            <text:p>11</text:p>
          </table:table-cell>
          <table:table-cell office:value-type="float" office:value="9.13372603947" calcext:value-type="float">
            <text:p>9.1337260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31</text:p>
          </table:table-cell>
          <table:table-cell office:value-type="float" office:value="11" calcext:value-type="float">
            <text:p>11</text:p>
          </table:table-cell>
          <table:table-cell office:value-type="float" office:value="9.13372603947" calcext:value-type="float">
            <text:p>9.1337260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9.13372603947" calcext:value-type="float">
            <text:p>9,1337260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.27122956322" calcext:value-type="float">
            <text:p>9,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05</text:p>
          </table:table-cell>
          <table:table-cell office:value-type="float" office:value="10" calcext:value-type="float">
            <text:p>10</text:p>
          </table:table-cell>
          <table:table-cell office:value-type="float" office:value="9.27122956322" calcext:value-type="float">
            <text:p>9.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39</text:p>
          </table:table-cell>
          <table:table-cell office:value-type="float" office:value="10" calcext:value-type="float">
            <text:p>10</text:p>
          </table:table-cell>
          <table:table-cell office:value-type="float" office:value="9.27122956322" calcext:value-type="float">
            <text:p>9.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47</text:p>
          </table:table-cell>
          <table:table-cell office:value-type="float" office:value="9" calcext:value-type="float">
            <text:p>9</text:p>
          </table:table-cell>
          <table:table-cell office:value-type="float" office:value="9.42323265666" calcext:value-type="float">
            <text:p>9.42323265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3</text:p>
          </table:table-cell>
          <table:table-cell office:value-type="float" office:value="8" calcext:value-type="float">
            <text:p>8</text:p>
          </table:table-cell>
          <table:table-cell office:value-type="float" office:value="9.5931576581" calcext:value-type="float">
            <text:p>9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0</text:p>
          </table:table-cell>
          <table:table-cell office:value-type="float" office:value="8" calcext:value-type="float">
            <text:p>8</text:p>
          </table:table-cell>
          <table:table-cell office:value-type="float" office:value="9.5931576581" calcext:value-type="float">
            <text:p>9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74</text:p>
          </table:table-cell>
          <table:table-cell office:value-type="float" office:value="8" calcext:value-type="float">
            <text:p>8</text:p>
          </table:table-cell>
          <table:table-cell office:value-type="float" office:value="9.5931576581" calcext:value-type="float">
            <text:p>9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32</text:p>
          </table:table-cell>
          <table:table-cell office:value-type="float" office:value="8" calcext:value-type="float">
            <text:p>8</text:p>
          </table:table-cell>
          <table:table-cell office:value-type="float" office:value="9.5931576581" calcext:value-type="float">
            <text:p>9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30</text:p>
          </table:table-cell>
          <table:table-cell office:value-type="float" office:value="7" calcext:value-type="float">
            <text:p>7</text:p>
          </table:table-cell>
          <table:table-cell office:value-type="float" office:value="9.78580273605" calcext:value-type="float">
            <text:p>9.78580273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7</text:p>
          </table:table-cell>
          <table:table-cell office:value-type="float" office:value="6" calcext:value-type="float">
            <text:p>6</text:p>
          </table:table-cell>
          <table:table-cell office:value-type="float" office:value="10.0081951574" calcext:value-type="float">
            <text:p>10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17</text:p>
          </table:table-cell>
          <table:table-cell office:value-type="float" office:value="6" calcext:value-type="float">
            <text:p>6</text:p>
          </table:table-cell>
          <table:table-cell office:value-type="float" office:value="10.0081951574" calcext:value-type="float">
            <text:p>10.0081951574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192.168.10.76</text:p>
          </table:table-cell>
          <table:table-cell office:value-type="float" office:value="6" calcext:value-type="float">
            <text:p>6</text:p>
          </table:table-cell>
          <table:table-cell office:value-type="float" office:value="10.0081951574" calcext:value-type="float">
            <text:p>10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29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.2712295632" calcext:value-type="float">
            <text:p>10,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21</text:p>
          </table:table-cell>
          <table:table-cell office:value-type="float" office:value="5" calcext:value-type="float">
            <text:p>5</text:p>
          </table:table-cell>
          <table:table-cell office:value-type="float" office:value="10.2712295632" calcext:value-type="float">
            <text:p>10.2712295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9</text:p>
          </table:table-cell>
          <table:table-cell office:value-type="float" office:value="4" calcext:value-type="float">
            <text:p>4</text:p>
          </table:table-cell>
          <table:table-cell office:value-type="float" office:value="10.5931576581" calcext:value-type="float">
            <text:p>10.5931576581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192.168.10.87</text:p>
          </table:table-cell>
          <table:table-cell office:value-type="float" office:value="3" calcext:value-type="float">
            <text:p>3</text:p>
          </table:table-cell>
          <table:table-cell office:value-type="float" office:value="11.0081951574" calcext:value-type="float">
            <text:p>11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73</text:p>
          </table:table-cell>
          <table:table-cell office:value-type="float" office:value="3" calcext:value-type="float">
            <text:p>3</text:p>
          </table:table-cell>
          <table:table-cell office:value-type="float" office:value="11.0081951574" calcext:value-type="float">
            <text:p>11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3</text:p>
          </table:table-cell>
          <table:table-cell office:value-type="float" office:value="3" calcext:value-type="float">
            <text:p>3</text:p>
          </table:table-cell>
          <table:table-cell office:value-type="float" office:value="11.0081951574" calcext:value-type="float">
            <text:p>11.0081951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23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5931576581" calcext:value-type="float">
            <text:p>11,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5</text:p>
          </table:table-cell>
          <table:table-cell office:value-type="float" office:value="2" calcext:value-type="float">
            <text:p>2</text:p>
          </table:table-cell>
          <table:table-cell office:value-type="float" office:value="11.5931576581" calcext:value-type="float">
            <text:p>11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3</text:p>
          </table:table-cell>
          <table:table-cell office:value-type="float" office:value="2" calcext:value-type="float">
            <text:p>2</text:p>
          </table:table-cell>
          <table:table-cell office:value-type="float" office:value="11.5931576581" calcext:value-type="float">
            <text:p>11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0</text:p>
          </table:table-cell>
          <table:table-cell office:value-type="float" office:value="2" calcext:value-type="float">
            <text:p>2</text:p>
          </table:table-cell>
          <table:table-cell office:value-type="float" office:value="11.5931576581" calcext:value-type="float">
            <text:p>11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6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5931576581" calcext:value-type="float">
            <text:p>12,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72</text:p>
          </table:table-cell>
          <table:table-cell office:value-type="float" office:value="1" calcext:value-type="float">
            <text:p>1</text:p>
          </table:table-cell>
          <table:table-cell office:value-type="float" office:value="12.5931576581" calcext:value-type="float">
            <text:p>12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37</text:p>
          </table:table-cell>
          <table:table-cell office:value-type="float" office:value="1" calcext:value-type="float">
            <text:p>1</text:p>
          </table:table-cell>
          <table:table-cell office:value-type="float" office:value="12.5931576581" calcext:value-type="float">
            <text:p>12.5931576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2.168.10.11</text:p>
          </table:table-cell>
          <table:table-cell office:value-type="float" office:value="1" calcext:value-type="float">
            <text:p>1</text:p>
          </table:table-cell>
          <table:table-cell office:value-type="float" office:value="12.5931576581" calcext:value-type="float">
            <text:p>12.5931576581</text:p>
          </table:table-cell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10">
          <table:table-cell table:number-columns-repeated="1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30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8"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45">
          <table:table-cell table:number-columns-repeated="14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Red1.A9:Red1.C38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Red2.A9:Red2.C2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Red3.A9:Red3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Red4.A9:Red4.C6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7:44:26.926520285</meta:creation-date>
    <dc:date>2016-07-15T01:19:01.433650167</dc:date>
    <meta:editing-duration>PT1H32M21S</meta:editing-duration>
    <meta:editing-cycles>4</meta:editing-cycles>
    <meta:generator>LibreOffice/4.2.8.2$Linux_X86_64 LibreOffice_project/420m0$Build-2</meta:generator>
    <meta:document-statistic meta:table-count="4" meta:cell-count="157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69cm" svg:height="11.636cm" xlink:href=".." xlink:type="simple" chart:class="chart:circle" chart:style-name="ch1">
        <chart:title svg:x="6.168cm" svg:y="0.315cm" chart:style-name="ch2">
          <text:p>Distribución de protocolos</text:p>
        </chart:title>
        <chart:subtitle svg:x="8.258cm" svg:y="1.21cm" chart:style-name="ch3">
          <text:p>Red 1</text:p>
        </chart:subtitle>
        <chart:legend svg:x="14.431cm" svg:y="5.179cm" style:legend-expansion="custom" chartooo:width="1.323cm" chartooo:height="1.648cm" style:legend-expansion-aspect-ratio="0.802791262135922" chart:style-name="ch4"/>
        <chart:plot-area chart:style-name="ch5" table:cell-range-address="Red1.A2:Red1.B4" chart:data-source-has-labels="column" svg:x="0.357cm" svg:y="2.353cm" svg:width="17.155cm" svg:height="9.051cm">
          <chartooo:coordinate-region svg:x="4.409cm" svg:y="2.354cm" svg:width="9.05cm" svg:height="9.05cm"/>
          <chart:axis chart:dimension="x" chart:name="primary-x" chart:style-name="ch6" chartooo:axis-type="auto">
            <chartooo:date-scale/>
            <chart:categories table:cell-range-address="Red1.A2:Red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1.B2:Red1.B4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1.A2:Red1.A4</svg:desc>
                </draw:g>
              </table:table-cell>
              <table:table-cell office:value-type="float" office:value="19872">
                <text:p>19872</text:p>
                <draw:g>
                  <svg:desc>Red1.B2:Red1.B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6438">
                <text:p>6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69cm" svg:height="11.636cm" xlink:href=".." xlink:type="simple" chart:class="chart:circle" chart:style-name="ch1">
        <chart:title svg:x="6.167cm" svg:y="0.318cm" chart:style-name="ch2">
          <text:p>Distribución de protocolos</text:p>
        </chart:title>
        <chart:subtitle svg:x="8.258cm" svg:y="1.213cm" chart:style-name="ch3">
          <text:p>Red 4</text:p>
        </chart:subtitle>
        <chart:legend svg:x="14.431cm" svg:y="5.179cm" style:legend-expansion="custom" chartooo:width="1.323cm" chartooo:height="2.023cm" style:legend-expansion-aspect-ratio="0.653979238754325" chart:style-name="ch4"/>
        <chart:plot-area chart:style-name="ch5" table:cell-range-address="Red4.A2:Red4.B4" chart:data-source-has-labels="both" svg:x="0.357cm" svg:y="2.353cm" svg:width="17.155cm" svg:height="9.051cm">
          <chartooo:coordinate-region svg:x="4.409cm" svg:y="2.354cm" svg:width="9.05cm" svg:height="9.05cm"/>
          <chart:axis chart:dimension="x" chart:name="primary-x" chart:style-name="ch6" chartooo:axis-type="auto">
            <chartooo:date-scale/>
            <chart:categories table:cell-range-address="Red4.A2:Red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4.B2:Red4.B4" chart:label-cell-address="Red4.A2:Red4.A4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V4 ARP IPV6</text:p>
                <text:list>
                  <text:list-item>
                    <text:p>IPV4</text:p>
                  </text:list-item>
                  <text:list-item>
                    <text:p>ARP</text:p>
                  </text:list-item>
                  <text:list-item>
                    <text:p>IPV6</text:p>
                  </text:list-item>
                </text:list>
                <draw:g>
                  <svg:desc>Red4.A2:Red4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4.A2:Red4.A4</svg:desc>
                </draw:g>
              </table:table-cell>
              <table:table-cell office:value-type="float" office:value="205994">
                <text:p>205994</text:p>
                <draw:g>
                  <svg:desc>Red4.B2:Red4.B4</svg:desc>
                </draw:g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5641">
                <text:p>56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svg:stroke-width="0.1cm" svg:stroke-color="#dd4814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8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style-name="Normal" style:font-family-generic="swiss" style:font-pitch="variable" fo:font-size="10pt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683cm" svg:height="9.01cm" xlink:href=".." xlink:type="simple" chart:class="chart:bar" chart:style-name="ch1">
        <chart:title svg:x="5.614cm" svg:y="0.316cm" chart:style-name="ch2">
          <text:p>Información por protocolo</text:p>
        </chart:title>
        <chart:subtitle svg:x="7.765cm" svg:y="1.318cm" chart:style-name="ch3">
          <text:p>Red 4</text:p>
        </chart:subtitle>
        <chart:legend svg:x="13.055cm" svg:y="4.197cm" style:legend-expansion="custom" chartooo:width="2.501cm" chartooo:height="0.616cm" style:legend-expansion-aspect-ratio="4.06006493506494" chart:style-name="ch4"/>
        <chart:plot-area chart:style-name="ch5" table:cell-range-address="Red4.A2:Red4.A5 Red4.C1:Red4.C5" chart:data-source-has-labels="both" svg:x="0.439cm" svg:y="2.195cm" svg:width="12.486cm" svg:height="6.63cm">
          <chartooo:coordinate-region svg:x="1.105cm" svg:y="2.403cm" svg:width="11.82cm" svg:height="5.757cm"/>
          <chart:axis chart:dimension="x" chart:name="primary-x" chart:style-name="ch6" chartooo:axis-type="auto">
            <chartooo:date-scale/>
            <chart:categories table:cell-range-address="Red4.A2:Red4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4.C2:Red4.C5" chart:label-cell-address="Red4.C1:Red4.C1" chart:class="chart:bar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draw:line draw:style-name="gr1" draw:text-style-name="P1" svg:x1="1.086cm" svg:y1="7.997cm" svg:x2="13.467cm" svg:y2="7.997cm">
          <text:p/>
        </draw:line>
        <draw:frame draw:style-name="gr2" draw:text-style-name="P2" svg:width="3.571cm" svg:height="0.698cm" svg:x="12.925cm" svg:y="7.461cm">
          <draw:text-box>
            <text:p text:style-name="P2"><text:span text:style-name="T1">Entropía = 0,368239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ormación</text:p>
                <draw:g>
                  <svg:desc>Red4.C1:Red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4.A2:Red4.A5</svg:desc>
                </draw:g>
              </table:table-cell>
              <table:table-cell office:value-type="float" office:value="0.0816861107002">
                <text:p>0.0816861107002</text:p>
                <draw:g>
                  <svg:desc>Red4.C2:Red4.C5</svg:desc>
                </draw:g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5.13820520759">
                <text:p>5.13820520759</text:p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5.27219368008">
                <text:p>5.27219368008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10.251755501">
                <text:p>10.2517555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5.038cm" xlink:href=".." xlink:type="simple" chart:class="chart:bar" chart:style-name="ch1">
        <chart:title svg:x="4.713cm" svg:y="0.436cm" chart:style-name="ch2">
          <text:p>Cantidad de apariciones por IP</text:p>
        </chart:title>
        <chart:subtitle svg:x="7.421cm" svg:y="1.558cm" chart:style-name="ch3">
          <text:p>Red 4</text:p>
        </chart:subtitle>
        <chart:legend chart:legend-position="end" svg:x="14.824cm" svg:y="7.211cm" style:legend-expansion="high" chart:style-name="ch4"/>
        <chart:plot-area chart:style-name="ch5" table:cell-range-address="Red4.A8:Red4.A23 Red4.B9:Red4.B23" chart:data-source-has-labels="both" svg:x="0.319cm" svg:y="2.557cm" svg:width="14.186cm" svg:height="12.181cm">
          <chartooo:coordinate-region svg:x="3.162cm" svg:y="2.557cm" svg:width="10.928cm" svg:height="11.516cm"/>
          <chart:axis chart:dimension="x" chart:name="primary-x" chart:style-name="ch6" chartooo:axis-type="text">
            <chart:categories table:cell-range-address="Red4.A9:Red4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4.B9:Red4.B23" chart:label-cell-address="Red4.A8:Red4.A8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 </text:p>
                <draw:g>
                  <svg:desc>Red4.A8:Red4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2.168.10.185</text:p>
                <draw:g>
                  <svg:desc>Red4.A9:Red4.A23</svg:desc>
                </draw:g>
              </table:table-cell>
              <table:table-cell office:value-type="float" office:value="1651">
                <text:p>1651</text:p>
                <draw:g>
                  <svg:desc>Red4.B9:Red4.B23</svg:desc>
                </draw:g>
              </table:table-cell>
            </table:table-row>
            <table:table-row>
              <table:table-cell office:value-type="string">
                <text:p>192.168.10.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92.168.10.10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92.168.10.4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92.168.10.5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2.168.10.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2.168.10.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2.168.10.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2.168.10.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2.168.10.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.168.10.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.168.10.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.168.10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2.168.10.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.168.10.24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svg:stroke-width="0.1cm" svg:stroke-color="#dd4814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877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style-name="Normal" style:font-family-generic="swiss" style:font-pitch="variable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598cm" svg:height="9.01cm" xlink:href=".." xlink:type="simple" chart:class="chart:bar" chart:style-name="ch1">
        <chart:title svg:x="5.572cm" svg:y="0.316cm" chart:style-name="ch2">
          <text:p>Información por protocolo</text:p>
        </chart:title>
        <chart:subtitle svg:x="7.723cm" svg:y="1.318cm" chart:style-name="ch3">
          <text:p>Red 1</text:p>
        </chart:subtitle>
        <chart:legend chart:legend-position="end" svg:x="13.899cm" svg:y="4.197cm" style:legend-expansion="high" chart:style-name="ch4"/>
        <chart:plot-area chart:style-name="ch5" table:cell-range-address="Red1.A1:Red1.A4 Red1.C1:Red1.C4" chart:data-source-has-labels="both" svg:x="0.331cm" svg:y="2.195cm" svg:width="12.529cm" svg:height="6.63cm">
          <chartooo:coordinate-region svg:x="1.1cm" svg:y="2.403cm" svg:width="11.76cm" svg:height="5.757cm"/>
          <chart:axis chart:dimension="x" chart:name="primary-x" chart:style-name="ch6" chartooo:axis-type="auto">
            <chartooo:date-scale/>
            <chart:categories table:cell-range-address="Red1.A2:Red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1.C2:Red1.C4" chart:label-cell-address="Red1.C1:Red1.C1" chart:class="chart:bar">
            <chart:data-point chart:repeated="3"/>
          </chart:series>
          <chart:wall chart:style-name="ch10"/>
          <chart:floor chart:style-name="ch11"/>
        </chart:plot-area>
        <draw:line draw:style-name="gr1" draw:text-style-name="P1" svg:x1="0.95cm" svg:y1="6.261cm" svg:x2="13.286cm" svg:y2="6.261cm">
          <text:p text:style-name="P1"/>
        </draw:line>
        <draw:frame draw:style-name="gr2" draw:text-style-name="P2" svg:width="3.163cm" svg:height="0.877cm" svg:x="12.86cm" svg:y="5.766cm">
          <draw:text-box>
            <text:p text:style-name="P2"><text:span text:style-name="T1">Entropía= 1,2378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ormación</text:p>
                <draw:g>
                  <svg:desc>Red1.C1:Red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1.A2:Red1.A4</svg:desc>
                </draw:g>
              </table:table-cell>
              <table:table-cell office:value-type="float" office:value="0.590951601558">
                <text:p>0.590951601558</text:p>
                <draw:g>
                  <svg:desc>Red1.C2:Red1.C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3.04683022883">
                <text:p>3.04683022883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2.2170041983">
                <text:p>2.2170041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20.276cm" xlink:href=".." xlink:type="simple" chart:class="chart:bar" chart:style-name="ch1">
        <chart:title svg:x="4.713cm" svg:y="0.541cm" chart:style-name="ch2">
          <text:p>Cantidad de apariciones por IP</text:p>
        </chart:title>
        <chart:subtitle svg:x="7.421cm" svg:y="1.768cm" chart:style-name="ch3">
          <text:p>Red 1</text:p>
        </chart:subtitle>
        <chart:legend chart:legend-position="end" svg:x="14.824cm" svg:y="9.83cm" style:legend-expansion="high" chart:style-name="ch4"/>
        <chart:plot-area chart:style-name="ch5" table:cell-range-address="Red1.A8:Red1.A40 Red1.B9:Red1.B40" chart:data-source-has-labels="both" svg:x="0.319cm" svg:y="2.872cm" svg:width="14.186cm" svg:height="16.999cm">
          <chartooo:coordinate-region svg:x="3.369cm" svg:y="2.872cm" svg:width="10.616cm" svg:height="16.334cm"/>
          <chart:axis chart:dimension="x" chart:name="primary-x" chart:style-name="ch6" chartooo:axis-type="auto">
            <chartooo:date-scale/>
            <chart:categories table:cell-range-address="Red1.A9:Red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1.B9:Red1.B40" chart:label-cell-address="Red1.A8:Red1.A8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 </text:p>
                <draw:g>
                  <svg:desc>Red1.A8:Red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.2.203.254</text:p>
                <draw:g>
                  <svg:desc>Red1.A9:Red1.A40</svg:desc>
                </draw:g>
              </table:table-cell>
              <table:table-cell office:value-type="float" office:value="2012">
                <text:p>2012</text:p>
                <draw:g>
                  <svg:desc>Red1.B9:Red1.B40</svg:desc>
                </draw:g>
              </table:table-cell>
            </table:table-row>
            <table:table-row>
              <table:table-cell office:value-type="string">
                <text:p>10.2.2.25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0.2.1.2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.2.1.2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.2.3.2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.2.7.2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.2.2.2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.2.0.1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.254.255.2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.2.0.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.2.0.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.2.0.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.2.7.2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.2.203.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.2.5.2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.2.0.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.2.6.2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.2.4.2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2.200.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2.3.2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2.1.2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.2.201.1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.2.200.2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.2.203.1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.2.7.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.2.200.1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.2.200.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.2.200.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.2.201.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.2.2.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.2.203.1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.2.200.6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69cm" svg:height="11.636cm" xlink:href=".." xlink:type="simple" chart:class="chart:circle" chart:style-name="ch1">
        <chart:title svg:x="6.167cm" svg:y="0.316cm" chart:style-name="ch2">
          <text:p>Distribución de protocolos</text:p>
        </chart:title>
        <chart:subtitle svg:x="8.258cm" svg:y="1.211cm" chart:style-name="ch3">
          <text:p>Red 2</text:p>
        </chart:subtitle>
        <chart:legend svg:x="14.431cm" svg:y="5.179cm" style:legend-expansion="custom" chartooo:width="1.323cm" chartooo:height="1.648cm" style:legend-expansion-aspect-ratio="0.802791262135922" chart:style-name="ch4"/>
        <chart:plot-area chart:style-name="ch5" table:cell-range-address="Red2.A2:Red2.B4" chart:data-source-has-labels="column" svg:x="0.357cm" svg:y="2.353cm" svg:width="17.155cm" svg:height="9.051cm">
          <chartooo:coordinate-region svg:x="4.409cm" svg:y="2.354cm" svg:width="9.05cm" svg:height="9.05cm"/>
          <chart:axis chart:dimension="x" chart:name="primary-x" chart:style-name="ch6" chartooo:axis-type="auto">
            <chartooo:date-scale/>
            <chart:categories table:cell-range-address="Red2.A2:Red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2.B2:Red2.B4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2.A2:Red2.A4</svg:desc>
                </draw:g>
              </table:table-cell>
              <table:table-cell office:value-type="float" office:value="4002">
                <text:p>4002</text:p>
                <draw:g>
                  <svg:desc>Red2.B2:Red2.B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881">
                <text:p>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svg:stroke-width="0.1cm" svg:stroke-color="#dd4814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751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style-name="Normal" style:font-family-generic="swiss" style:font-pitch="variable" fo:font-size="10pt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598cm" svg:height="9.01cm" xlink:href=".." xlink:type="simple" chart:class="chart:bar" chart:style-name="ch1">
        <chart:title svg:x="5.572cm" svg:y="0.316cm" chart:style-name="ch2">
          <text:p>Información por protocolo</text:p>
        </chart:title>
        <chart:subtitle svg:x="7.723cm" svg:y="1.318cm" chart:style-name="ch3">
          <text:p>Red 2</text:p>
        </chart:subtitle>
        <chart:legend svg:x="13.273cm" svg:y="4.197cm" style:legend-expansion="custom" chartooo:width="2.489cm" chartooo:height="0.616cm" style:legend-expansion-aspect-ratio="4.04058441558442" chart:style-name="ch4"/>
        <chart:plot-area chart:style-name="ch5" table:cell-range-address="Red2.A2:Red2.A4 Red2.C1:Red2.C4" chart:data-source-has-labels="both" svg:x="0.331cm" svg:y="2.195cm" svg:width="12.529cm" svg:height="6.63cm">
          <chartooo:coordinate-region svg:x="1.1cm" svg:y="2.403cm" svg:width="11.76cm" svg:height="5.757cm"/>
          <chart:axis chart:dimension="x" chart:name="primary-x" chart:style-name="ch6" chartooo:axis-type="auto">
            <chartooo:date-scale/>
            <chart:categories table:cell-range-address="Red2.A2:Red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2.C2:Red2.C4" chart:label-cell-address="Red2.C1:Red2.C1" chart:class="chart:bar">
            <chart:data-point chart:repeated="3"/>
          </chart:series>
          <chart:wall chart:style-name="ch10"/>
          <chart:floor chart:style-name="ch11"/>
        </chart:plot-area>
        <draw:line draw:style-name="gr1" draw:text-style-name="P1" svg:x1="1.044cm" svg:y1="6.645cm" svg:x2="13.529cm" svg:y2="6.645cm">
          <text:p/>
        </draw:line>
        <draw:frame draw:style-name="gr2" draw:text-style-name="P2" svg:width="3.48cm" svg:height="0.751cm" svg:x="12.986cm" svg:y="6.097cm">
          <draw:text-box>
            <text:p text:style-name="P2"><text:span text:style-name="T1">Entropía = 1,0352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ormación</text:p>
                <draw:g>
                  <svg:desc>Red2.C1:Red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2.A2:Red2.A4</svg:desc>
                </draw:g>
              </table:table-cell>
              <table:table-cell office:value-type="float" office:value="0.410976236277">
                <text:p>0.410976236277</text:p>
                <draw:g>
                  <svg:desc>Red2.C2:Red2.C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3.60269462858">
                <text:p>3.60269462858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2.59448347926">
                <text:p>2.59448347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5.038cm" xlink:href=".." xlink:type="simple" chart:class="chart:bar" chart:style-name="ch1">
        <chart:title svg:x="4.713cm" svg:y="0.436cm" chart:style-name="ch2">
          <text:p>Cantidad de apariciones por IP</text:p>
        </chart:title>
        <chart:subtitle svg:x="7.421cm" svg:y="1.558cm" chart:style-name="ch3">
          <text:p>Red 2</text:p>
        </chart:subtitle>
        <chart:legend chart:legend-position="end" svg:x="14.824cm" svg:y="7.211cm" style:legend-expansion="high" chart:style-name="ch4"/>
        <chart:plot-area chart:style-name="ch5" table:cell-range-address="Red2.A8:Red2.A23 Red2.B9:Red2.B23" chart:data-source-has-labels="both" svg:x="0.319cm" svg:y="2.557cm" svg:width="14.186cm" svg:height="12.181cm">
          <chartooo:coordinate-region svg:x="3.369cm" svg:y="2.557cm" svg:width="10.72cm" svg:height="11.516cm"/>
          <chart:axis chart:dimension="x" chart:name="primary-x" chart:style-name="ch6" chartooo:axis-type="text">
            <chart:categories table:cell-range-address="Red2.A9:Red2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2.B9:Red2.B23" chart:label-cell-address="Red2.A8:Red2.A8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 </text:p>
                <draw:g>
                  <svg:desc>Red2.A8:Red2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.254.33.1</text:p>
                <draw:g>
                  <svg:desc>Red2.A9:Red2.A23</svg:desc>
                </draw:g>
              </table:table-cell>
              <table:table-cell office:value-type="float" office:value="698">
                <text:p>698</text:p>
                <draw:g>
                  <svg:desc>Red2.B9:Red2.B23</svg:desc>
                </draw:g>
              </table:table-cell>
            </table:table-row>
            <table:table-row>
              <table:table-cell office:value-type="string">
                <text:p>10.254.33.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.254.33.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.254.33.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.254.33.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.254.33.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.254.33.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.254.33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254.3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254.33.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254.33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.254.33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.254.255.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.254.33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.254.33.6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69cm" svg:height="11.636cm" xlink:href=".." xlink:type="simple" chart:class="chart:circle" chart:style-name="ch1">
        <chart:title svg:x="6.167cm" svg:y="0.317cm" chart:style-name="ch2">
          <text:p>Distribución de protocolos</text:p>
        </chart:title>
        <chart:subtitle svg:x="8.258cm" svg:y="1.212cm" chart:style-name="ch3">
          <text:p>Red 3</text:p>
        </chart:subtitle>
        <chart:legend svg:x="14.431cm" svg:y="5.179cm" style:legend-expansion="custom" chartooo:width="1.323cm" chartooo:height="1.648cm" style:legend-expansion-aspect-ratio="0.802791262135922" chart:style-name="ch4"/>
        <chart:plot-area chart:style-name="ch5" table:cell-range-address="Red3.A2:Red3.B4" chart:data-source-has-labels="column" svg:x="0.357cm" svg:y="2.353cm" svg:width="17.155cm" svg:height="9.051cm">
          <chartooo:coordinate-region svg:x="5.039cm" svg:y="2.353cm" svg:width="7.79cm" svg:height="7.79cm"/>
          <chart:axis chart:dimension="x" chart:name="primary-x" chart:style-name="ch6" chartooo:axis-type="auto">
            <chartooo:date-scale/>
            <chart:categories table:cell-range-address="Red3.A2:Red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3.B2:Red3.B4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3.A2:Red3.A4</svg:desc>
                </draw:g>
              </table:table-cell>
              <table:table-cell office:value-type="float" office:value="91176">
                <text:p>91176</text:p>
                <draw:g>
                  <svg:desc>Red3.B2:Red3.B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3765">
                <text:p>37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svg:stroke-width="0.1cm" svg:stroke-color="#dd4814" draw:marker-start-width="0.5cm" draw:marker-end-width="0.5cm" svg:stroke-opacity="50%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721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style-name="Normal" style:font-family-generic="swiss" style:font-pitch="variable" fo:font-size="10pt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683cm" svg:height="9.01cm" xlink:href=".." xlink:type="simple" chart:class="chart:bar" chart:style-name="ch1">
        <chart:title svg:x="5.614cm" svg:y="0.316cm" chart:style-name="ch2">
          <text:p>Información por protocolo</text:p>
        </chart:title>
        <chart:subtitle svg:x="7.765cm" svg:y="1.318cm" chart:style-name="ch3">
          <text:p>Red 3</text:p>
        </chart:subtitle>
        <chart:legend svg:x="13.055cm" svg:y="4.197cm" style:legend-expansion="custom" chartooo:width="2.501cm" chartooo:height="0.616cm" style:legend-expansion-aspect-ratio="4.06006493506494" chart:style-name="ch4"/>
        <chart:plot-area chart:style-name="ch5" table:cell-range-address="Red3.A2:Red3.A4 Red3.C1:Red3.C4" chart:data-source-has-labels="both" svg:x="0.336cm" svg:y="2.195cm" svg:width="12.589cm" svg:height="6.63cm">
          <chartooo:coordinate-region svg:x="1.105cm" svg:y="2.403cm" svg:width="11.82cm" svg:height="5.757cm"/>
          <chart:axis chart:dimension="x" chart:name="primary-x" chart:style-name="ch6" chartooo:axis-type="auto">
            <chartooo:date-scale/>
            <chart:categories table:cell-range-address="Red3.A2:Red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3.C2:Red3.C4" chart:label-cell-address="Red3.C1:Red3.C1" chart:class="chart:bar">
            <chart:data-point chart:repeated="3"/>
          </chart:series>
          <chart:wall chart:style-name="ch10"/>
          <chart:floor chart:style-name="ch11"/>
        </chart:plot-area>
        <draw:line draw:style-name="gr1" draw:text-style-name="P1" svg:x1="1.005cm" svg:y1="7.569cm" svg:x2="13.34cm" svg:y2="7.546cm">
          <text:p/>
        </draw:line>
        <draw:frame draw:style-name="gr2" draw:text-style-name="P2" svg:width="3.375cm" svg:height="0.721cm" svg:x="13.009cm" svg:y="6.937cm">
          <draw:text-box>
            <text:p><text:span text:style-name="T1">Entropía = 0,54067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ormación</text:p>
                <draw:g>
                  <svg:desc>Red3.C1:Red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V4</text:p>
                <draw:g>
                  <svg:desc>Red3.A2:Red3.A4</svg:desc>
                </draw:g>
              </table:table-cell>
              <table:table-cell office:value-type="float" office:value="0.142348781765">
                <text:p>0.142348781765</text:p>
                <draw:g>
                  <svg:desc>Red3.C2:Red3.C4</svg:desc>
                </draw:g>
              </table:table-cell>
            </table:table-row>
            <table:table-row>
              <table:table-cell office:value-type="string">
                <text:p>IPV6</text:p>
              </table:table-cell>
              <table:table-cell office:value-type="float" office:value="4.14450234196">
                <text:p>4.14450234196</text:p>
              </table:table-cell>
            </table:table-row>
            <table:table-row>
              <table:table-cell office:value-type="string">
                <text:p>ARP</text:p>
              </table:table-cell>
              <table:table-cell office:value-type="float" office:value="4.74028112959">
                <text:p>4.74028112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5.038cm" xlink:href=".." xlink:type="simple" chart:class="chart:bar" chart:style-name="ch1">
        <chart:title svg:x="4.713cm" svg:y="0.436cm" chart:style-name="ch2">
          <text:p>Cantidad de apariciones por IP</text:p>
        </chart:title>
        <chart:subtitle svg:x="7.421cm" svg:y="1.558cm" chart:style-name="ch3">
          <text:p>Red 3</text:p>
        </chart:subtitle>
        <chart:legend chart:legend-position="end" svg:x="14.824cm" svg:y="7.211cm" style:legend-expansion="high" chart:style-name="ch4"/>
        <chart:plot-area chart:style-name="ch5" table:cell-range-address="Red3.A8:Red3.A23 Red3.B9:Red3.B23" chart:data-source-has-labels="both" svg:x="0.319cm" svg:y="2.557cm" svg:width="14.186cm" svg:height="12.181cm">
          <chartooo:coordinate-region svg:x="2.54cm" svg:y="2.557cm" svg:width="11.652cm" svg:height="11.516cm"/>
          <chart:axis chart:dimension="x" chart:name="primary-x" chart:style-name="ch6" chartooo:axis-type="text">
            <chart:categories table:cell-range-address="Red3.A9:Red3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d3.B9:Red3.B23" chart:label-cell-address="Red3.A8:Red3.A8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 </text:p>
                <draw:g>
                  <svg:desc>Red3.A8:Red3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.1.1.37</text:p>
                <draw:g>
                  <svg:desc>Red3.A9:Red3.A23</svg:desc>
                </draw:g>
              </table:table-cell>
              <table:table-cell office:value-type="float" office:value="692">
                <text:p>692</text:p>
                <draw:g>
                  <svg:desc>Red3.B9:Red3.B23</svg:desc>
                </draw:g>
              </table:table-cell>
            </table:table-row>
            <table:table-row>
              <table:table-cell office:value-type="string">
                <text:p>128.1.1.9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8.1.1.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8.1.1.24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8.1.1.2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28.1.1.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8.1.1.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.1.1.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8.1.1.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8.1.1.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.1.1.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.1.1.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.1.1.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.1.1.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8.1.1.1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